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23D7000012FD000013F4B97BA3FB857BD539.svg" manifest:media-type="image/svg+xml"/>
  <manifest:file-entry manifest:full-path="Pictures/10000201000000B8000000C1E98DCCFEBE7DF354.png" manifest:media-type="image/png"/>
  <manifest:file-entry manifest:full-path="Pictures/10000000000003570000018D1464482D18CA58D4.jpg" manifest:media-type="image/jpeg"/>
  <manifest:file-entry manifest:full-path="Pictures/10000000000001FA0000017C4435BDC71FAE1AE1.jpg" manifest:media-type="image/jpeg"/>
  <manifest:file-entry manifest:full-path="Pictures/1000000000000112000000CE286E216D34E87DF1.png" manifest:media-type="image/png"/>
  <manifest:file-entry manifest:full-path="Pictures/1000000000000245000000FA1871AC320CC91F00.jpg" manifest:media-type="image/jpeg"/>
  <manifest:file-entry manifest:full-path="Pictures/1000000000000126000000DC8411F634F2E7C6C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8.565cm" table:align="margins"/>
    </style:style>
    <style:style style:name="Table1.A" style:family="table-column">
      <style:table-column-properties style:column-width="0.905cm" style:rel-column-width="3194*"/>
    </style:style>
    <style:style style:name="Table1.B" style:family="table-column">
      <style:table-column-properties style:column-width="8.29cm" style:rel-column-width="29265*"/>
    </style:style>
    <style:style style:name="Table1.C" style:family="table-column">
      <style:table-column-properties style:column-width="1.014cm" style:rel-column-width="3580*"/>
    </style:style>
    <style:style style:name="Table1.D" style:family="table-column">
      <style:table-column-properties style:column-width="8.356cm" style:rel-column-width="2949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3" style:family="table-row">
      <style:table-row-properties style:min-row-height="0.513cm"/>
    </style:style>
    <style:style style:name="P1"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2" style:family="paragraph" style:parent-style-name="Text_20_body">
      <style:paragraph-properties fo:margin-top="0cm" fo:margin-bottom="0.21cm" loext:contextual-spacing="false" fo:text-align="center" style:justify-single-word="false"/>
      <style:text-properties style:font-name="Cambria2" fo:font-size="28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8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officeooo:paragraph-rsid="008cd1fd"/>
    </style:style>
    <style:style style:name="P5"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6" style:family="paragraph" style:parent-style-name="List_20_Paragraph">
      <style:paragraph-properties fo:margin-left="0cm" fo:margin-right="0cm" fo:text-align="justify" style:justify-single-word="false" fo:text-indent="0cm" style:auto-text-indent="false">
        <style:tab-stops>
          <style:tab-stop style:position="8.001cm"/>
        </style:tab-stops>
      </style:paragraph-properties>
      <style:text-properties style:text-position="0% 100%" officeooo:rsid="00b795ed" officeooo:paragraph-rsid="00b795ed"/>
    </style:style>
    <style:style style:name="P7"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8"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9" style:family="paragraph" style:parent-style-name="Text_20_body">
      <style:paragraph-properties>
        <style:tab-stops>
          <style:tab-stop style:position="1.302cm"/>
        </style:tab-stops>
      </style:paragraph-properties>
      <style:text-properties style:font-name="Cambria2" fo:font-size="15pt" style:font-size-asian="15pt" style:font-size-complex="15pt"/>
    </style:style>
    <style:style style:name="P10" style:family="paragraph" style:parent-style-name="Text_20_body">
      <style:text-properties officeooo:paragraph-rsid="00beaddb"/>
    </style:style>
    <style:style style:name="P11" style:family="paragraph" style:parent-style-name="Text_20_body">
      <style:text-properties fo:font-style="normal" officeooo:rsid="00c41d25" officeooo:paragraph-rsid="00cb7a0a" style:font-style-asian="normal" style:font-style-complex="normal"/>
    </style:style>
    <style:style style:name="P12" style:family="paragraph" style:parent-style-name="Text_20_body">
      <style:text-properties fo:font-style="normal" officeooo:rsid="00beaddb" officeooo:paragraph-rsid="00beaddb" style:font-style-asian="normal" style:font-style-complex="normal"/>
    </style:style>
    <style:style style:name="P13" style:family="paragraph" style:parent-style-name="Text_20_body">
      <style:text-properties fo:font-style="normal" officeooo:rsid="00c8cd9e" officeooo:paragraph-rsid="00c8cd9e" style:font-style-asian="normal" style:font-style-complex="normal"/>
    </style:style>
    <style:style style:name="P14" style:family="paragraph" style:parent-style-name="Text_20_body">
      <style:text-properties fo:font-style="normal" officeooo:rsid="00c8cd9e" officeooo:paragraph-rsid="00d60c6d" style:font-style-asian="normal" style:font-style-complex="normal"/>
    </style:style>
    <style:style style:name="P15" style:family="paragraph" style:parent-style-name="Text_20_body">
      <style:text-properties fo:font-style="normal" officeooo:rsid="00d90baf" officeooo:paragraph-rsid="00d90baf" style:font-style-asian="normal" style:font-style-complex="normal"/>
    </style:style>
    <style:style style:name="P16" style:family="paragraph" style:parent-style-name="Text_20_body">
      <style:text-properties officeooo:paragraph-rsid="00c9db84"/>
    </style:style>
    <style:style style:name="P17" style:family="paragraph" style:parent-style-name="Text_20_body">
      <style:text-properties officeooo:paragraph-rsid="00ce1d76"/>
    </style:style>
    <style:style style:name="P18" style:family="paragraph" style:parent-style-name="Text_20_body">
      <style:text-properties officeooo:rsid="010eda4f" officeooo:paragraph-rsid="010eda4f"/>
    </style:style>
    <style:style style:name="P19" style:family="paragraph" style:parent-style-name="Text_20_body">
      <style:text-properties officeooo:paragraph-rsid="010eda4f"/>
    </style:style>
    <style:style style:name="P20" style:family="paragraph" style:parent-style-name="Text_20_body">
      <style:text-properties officeooo:paragraph-rsid="01107445"/>
    </style:style>
    <style:style style:name="P21" style:family="paragraph" style:parent-style-name="Text_20_body">
      <style:text-properties officeooo:rsid="011a35eb" officeooo:paragraph-rsid="011a35eb"/>
    </style:style>
    <style:style style:name="P22" style:family="paragraph" style:parent-style-name="Text_20_body">
      <style:text-properties officeooo:rsid="011a7e4f" officeooo:paragraph-rsid="011a7e4f"/>
    </style:style>
    <style:style style:name="P23" style:family="paragraph" style:parent-style-name="Text_20_body">
      <style:text-properties officeooo:rsid="011aa4c4" officeooo:paragraph-rsid="011aa4c4"/>
    </style:style>
    <style:style style:name="P24" style:family="paragraph" style:parent-style-name="Table_20_Contents">
      <style:text-properties style:font-name="DejaVu Sans Mono" officeooo:rsid="00c6f1bc" officeooo:paragraph-rsid="00cb7a0a"/>
    </style:style>
    <style:style style:name="P25" style:family="paragraph" style:parent-style-name="Table_20_Contents">
      <style:text-properties style:font-name="DejaVu Sans Mono" officeooo:rsid="00c6f1bc" officeooo:paragraph-rsid="00feda13"/>
    </style:style>
    <style:style style:name="P26" style:family="paragraph" style:parent-style-name="Table_20_Contents">
      <style:text-properties style:font-name="DejaVu Sans Mono" officeooo:rsid="00c41d25" officeooo:paragraph-rsid="00feda13"/>
    </style:style>
    <style:style style:name="P27" style:family="paragraph" style:parent-style-name="Table_20_Contents">
      <style:text-properties style:font-name="DejaVu Sans Mono" officeooo:rsid="00c57996" officeooo:paragraph-rsid="00feda13"/>
    </style:style>
    <style:style style:name="P28" style:family="paragraph" style:parent-style-name="Table_20_Contents">
      <style:text-properties style:font-name="Cambria2" officeooo:rsid="00c41d25" officeooo:paragraph-rsid="00cb7a0a"/>
    </style:style>
    <style:style style:name="P29" style:family="paragraph" style:parent-style-name="Table_20_Contents">
      <style:paragraph-properties fo:text-align="center" style:justify-single-word="false"/>
      <style:text-properties style:font-name="Cambria2" fo:font-weight="bold" officeooo:rsid="00c41d25" officeooo:paragraph-rsid="00cb7a0a" style:font-weight-asian="bold" style:font-weight-complex="bold"/>
    </style:style>
    <style:style style:name="P30" style:family="paragraph" style:parent-style-name="Table_20_Contents">
      <style:paragraph-properties fo:text-align="center" style:justify-single-word="false"/>
      <style:text-properties style:font-name="Cambria2" fo:font-weight="bold" officeooo:rsid="00feda13" officeooo:paragraph-rsid="00feda13" style:font-weight-asian="bold" style:font-weight-complex="bold"/>
    </style:style>
    <style:style style:name="P31" style:family="paragraph" style:parent-style-name="Table_20_Contents">
      <style:text-properties style:font-name="Cambria2" officeooo:rsid="00feda13" officeooo:paragraph-rsid="00feda13"/>
    </style:style>
    <style:style style:name="P32" style:family="paragraph" style:parent-style-name="Standard">
      <style:text-properties style:font-name="Cambria2" fo:font-size="15pt" fo:language="en" fo:country="US" style:font-size-asian="15pt" style:font-size-complex="15pt"/>
    </style:style>
    <style:style style:name="P33" style:family="paragraph" style:parent-style-name="Contents_20_1">
      <style:paragraph-properties>
        <style:tab-stops>
          <style:tab-stop style:position="18.565cm" style:type="right" style:leader-style="dotted" style:leader-text="."/>
        </style:tab-stops>
      </style:paragraph-properties>
    </style:style>
    <style:style style:name="P34" style:family="paragraph" style:parent-style-name="Contents_20_2">
      <style:paragraph-properties>
        <style:tab-stops>
          <style:tab-stop style:position="18.066cm" style:type="right" style:leader-style="dotted" style:leader-text="."/>
        </style:tab-stops>
      </style:paragraph-properties>
    </style:style>
    <style:style style:name="P35" style:family="paragraph" style:parent-style-name="Contents_20_3">
      <style:paragraph-properties>
        <style:tab-stops>
          <style:tab-stop style:position="17.567cm" style:type="right" style:leader-style="dotted" style:leader-text="."/>
        </style:tab-stops>
      </style:paragraph-properties>
    </style:style>
    <style:style style:name="P36" style:family="paragraph" style:parent-style-name="Heading_20_3">
      <style:text-properties officeooo:rsid="00ce1d76" officeooo:paragraph-rsid="00ce1d76"/>
    </style:style>
    <style:style style:name="P37" style:family="paragraph" style:parent-style-name="Heading_20_3">
      <style:text-properties officeooo:paragraph-rsid="00cb7a0a"/>
    </style:style>
    <style:style style:name="P38" style:family="paragraph" style:parent-style-name="Standard">
      <style:paragraph-properties>
        <style:tab-stops>
          <style:tab-stop style:position="1.302cm"/>
        </style:tab-stops>
      </style:paragraph-properties>
      <style:text-properties officeooo:paragraph-rsid="01213f77"/>
    </style:style>
    <style:style style:name="P39" style:family="paragraph" style:parent-style-name="Standard">
      <style:text-properties style:font-name="Cambria2" fo:font-size="15pt" fo:language="en" fo:country="US" officeooo:paragraph-rsid="01213f77" style:font-size-asian="15pt" style:font-size-complex="15pt"/>
    </style:style>
    <style:style style:name="P40" style:family="paragraph" style:parent-style-name="Heading_20_2">
      <style:text-properties officeooo:rsid="00f1ced3" officeooo:paragraph-rsid="00f1ced3"/>
    </style:style>
    <style:style style:name="P41" style:family="paragraph" style:parent-style-name="Heading_20_2">
      <style:text-properties officeooo:rsid="00f33ad1" officeooo:paragraph-rsid="00f33ad1"/>
    </style:style>
    <style:style style:name="P42" style:family="paragraph" style:parent-style-name="Heading_20_2">
      <style:text-properties officeooo:rsid="010eda4f" officeooo:paragraph-rsid="010eda4f"/>
    </style:style>
    <style:style style:name="P43" style:family="paragraph" style:parent-style-name="Heading_20_2">
      <style:text-properties officeooo:rsid="00f5e026" officeooo:paragraph-rsid="00f5e026"/>
    </style:style>
    <style:style style:name="P44" style:family="paragraph" style:parent-style-name="Heading_20_2">
      <style:text-properties officeooo:rsid="00f70533" officeooo:paragraph-rsid="00f70533"/>
    </style:style>
    <style:style style:name="P45" style:family="paragraph" style:parent-style-name="Heading_20_2">
      <style:text-properties officeooo:rsid="00cb7a0a" officeooo:paragraph-rsid="00cb7a0a"/>
    </style:style>
    <style:style style:name="P46" style:family="paragraph" style:parent-style-name="Heading_20_2">
      <style:text-properties officeooo:rsid="00beaddb" officeooo:paragraph-rsid="00beaddb"/>
    </style:style>
    <style:style style:name="P47" style:family="paragraph" style:parent-style-name="Heading_20_2">
      <style:text-properties officeooo:rsid="00c9db84" officeooo:paragraph-rsid="00c9db84"/>
    </style:style>
    <style:style style:name="P48" style:family="paragraph" style:parent-style-name="Heading_20_1">
      <style:paragraph-properties fo:text-align="center" style:justify-single-word="false"/>
      <style:text-properties style:font-name="Cambria2" fo:font-size="34pt" fo:language="en" fo:country="US" officeooo:rsid="0003a55e" style:font-size-asian="34pt" style:font-name-complex="Cambria3" style:font-size-complex="34pt"/>
    </style:style>
    <style:style style:name="P49"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0ab2011" style:font-size-asian="20pt" style:font-name-complex="Cambria3" style:font-size-complex="20pt"/>
    </style:style>
    <style:style style:name="P50" style:family="paragraph" style:parent-style-name="Heading_20_1">
      <style:paragraph-properties fo:break-before="page" fo:padding="0.074cm" fo:border-left="none" fo:border-right="none" fo:border-top="none" fo:border-bottom="0.06pt solid #000000" style:join-border="false"/>
    </style:style>
    <style:style style:name="P51" style:family="paragraph" style:parent-style-name="Heading_20_1">
      <style:paragraph-properties fo:break-before="page" fo:padding="0.074cm" fo:border-left="none" fo:border-right="none" fo:border-top="none" fo:border-bottom="0.06pt solid #000000" style:join-border="false"/>
      <style:text-properties officeooo:paragraph-rsid="011a35eb"/>
    </style:style>
    <style:style style:name="P52" style:family="paragraph" style:parent-style-name="Heading_20_1">
      <style:paragraph-properties fo:break-before="page" fo:padding="0.074cm" fo:border-left="none" fo:border-right="none" fo:border-top="none" fo:border-bottom="0.06pt solid #000000" style:join-border="false"/>
      <style:text-properties officeooo:paragraph-rsid="01206094"/>
    </style:style>
    <style:style style:name="P53" style:family="paragraph" style:parent-style-name="Heading_20_1">
      <style:paragraph-properties fo:break-before="page" fo:padding="0.074cm" fo:border-left="none" fo:border-right="none" fo:border-top="none" fo:border-bottom="0.06pt solid #000000" style:join-border="false"/>
      <style:text-properties officeooo:rsid="00f1ced3" officeooo:paragraph-rsid="00f1ced3"/>
    </style:style>
    <style:style style:name="P54" style:family="paragraph" style:parent-style-name="Heading_20_1">
      <style:paragraph-properties fo:break-before="page" fo:padding="0.074cm" fo:border-left="none" fo:border-right="none" fo:border-top="none" fo:border-bottom="0.06pt solid #000000" style:join-border="false"/>
      <style:text-properties officeooo:rsid="00beaddb" officeooo:paragraph-rsid="00beaddb"/>
    </style:style>
    <style:style style:name="P55"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officeooo:paragraph-rsid="00b3fa63"/>
    </style:style>
    <style:style style:name="P56" style:family="paragraph" style:parent-style-name="Text_20_body" style:list-style-name="L1"/>
    <style:style style:name="P57" style:family="paragraph" style:parent-style-name="Text_20_body" style:list-style-name="L1">
      <style:text-properties style:font-name="Cambria2" fo:font-size="15pt" style:font-size-asian="15pt" style:font-size-complex="15pt"/>
    </style:style>
    <style:style style:name="P58" style:family="paragraph" style:parent-style-name="Text_20_body" style:list-style-name="L1">
      <style:text-properties style:font-name="Cambria2" fo:font-size="15pt" officeooo:paragraph-rsid="00ecb78d" style:font-size-asian="15pt" style:font-size-complex="15pt"/>
    </style:style>
    <style:style style:name="P59" style:family="paragraph" style:parent-style-name="Text_20_body" style:list-style-name="L1">
      <style:text-properties style:font-name="Cambria2" fo:font-size="15pt" officeooo:rsid="010b33e4" officeooo:paragraph-rsid="010b33e4" style:font-size-asian="15pt" style:font-size-complex="15pt"/>
    </style:style>
    <style:style style:name="P60" style:family="paragraph" style:parent-style-name="Text_20_body" style:list-style-name="L2"/>
    <style:style style:name="P61" style:family="paragraph" style:parent-style-name="Text_20_body" style:list-style-name="L3"/>
    <style:style style:name="P62" style:family="paragraph" style:parent-style-name="Text_20_body" style:list-style-name="L4">
      <style:text-properties officeooo:rsid="010eda4f" officeooo:paragraph-rsid="010eda4f"/>
    </style:style>
    <style:style style:name="P63" style:family="paragraph" style:parent-style-name="Text_20_body" style:list-style-name="L5">
      <style:text-properties officeooo:rsid="010eda4f" officeooo:paragraph-rsid="010eda4f"/>
    </style:style>
    <style:style style:name="P64" style:family="paragraph" style:parent-style-name="Text_20_body" style:list-style-name="L6"/>
    <style:style style:name="P65" style:family="paragraph" style:parent-style-name="Text_20_body" style:list-style-name="L7"/>
    <style:style style:name="P66" style:family="paragraph" style:parent-style-name="Text_20_body" style:list-style-name="L8"/>
    <style:style style:name="P67" style:family="paragraph" style:parent-style-name="Text_20_body" style:list-style-name="L9">
      <style:text-properties fo:font-style="normal" officeooo:rsid="00c8cd9e" officeooo:paragraph-rsid="00cee007" style:font-style-asian="normal" style:font-style-complex="normal"/>
    </style:style>
    <style:style style:name="P68" style:family="paragraph" style:parent-style-name="Text_20_body" style:list-style-name="L10">
      <style:text-properties fo:font-style="normal" officeooo:rsid="00c41d25" officeooo:paragraph-rsid="00cb7a0a" style:font-style-asian="normal" style:font-style-complex="normal"/>
    </style:style>
    <style:style style:name="P69" style:family="paragraph" style:parent-style-name="Text_20_body" style:list-style-name="L12">
      <style:text-properties fo:font-style="normal" officeooo:rsid="00d90baf" officeooo:paragraph-rsid="00d90baf" style:font-style-asian="normal" style:font-style-complex="normal"/>
    </style:style>
    <style:style style:name="P70" style:family="paragraph" style:parent-style-name="Text_20_body" style:list-style-name="L10">
      <style:text-properties officeooo:rsid="00c1c8ba" officeooo:paragraph-rsid="00cb7a0a"/>
    </style:style>
    <style:style style:name="P71" style:family="paragraph" style:parent-style-name="Text_20_body" style:list-style-name="L10">
      <style:text-properties officeooo:rsid="00c41d25" officeooo:paragraph-rsid="00cb7a0a"/>
    </style:style>
    <style:style style:name="P72" style:family="paragraph" style:parent-style-name="Text_20_body" style:list-style-name="L11">
      <style:text-properties officeooo:rsid="00cb7a0a" officeooo:paragraph-rsid="00e0a62d"/>
    </style:style>
    <style:style style:name="P73" style:family="paragraph" style:parent-style-name="Text_20_body" style:list-style-name="L12">
      <style:text-properties officeooo:rsid="00cb7a0a" officeooo:paragraph-rsid="00cb7a0a"/>
    </style:style>
    <style:style style:name="P74" style:family="paragraph" style:parent-style-name="Text_20_body" style:list-style-name="L12">
      <style:text-properties officeooo:paragraph-rsid="00d90baf"/>
    </style:style>
    <style:style style:name="P75" style:family="paragraph" style:parent-style-name="Text_20_body" style:list-style-name="L12">
      <style:text-properties officeooo:rsid="00d90baf" officeooo:paragraph-rsid="00d90baf"/>
    </style:style>
    <style:style style:name="P76" style:family="paragraph" style:parent-style-name="Text_20_body" style:list-style-name="L13">
      <style:text-properties officeooo:paragraph-rsid="011a35eb"/>
    </style:style>
    <style:style style:name="P77" style:family="paragraph" style:parent-style-name="Text_20_body" style:list-style-name="L13">
      <style:text-properties officeooo:rsid="011a35eb" officeooo:paragraph-rsid="011a35eb"/>
    </style:style>
    <style:style style:name="P78" style:family="paragraph" style:parent-style-name="Text_20_body" style:list-style-name="L15">
      <style:text-properties officeooo:rsid="011a35eb" officeooo:paragraph-rsid="011a35eb"/>
    </style:style>
    <style:style style:name="P79" style:family="paragraph" style:parent-style-name="Text_20_body" style:list-style-name="L13">
      <style:text-properties officeooo:rsid="011a7e4f" officeooo:paragraph-rsid="011a7e4f"/>
    </style:style>
    <style:style style:name="P80" style:family="paragraph" style:parent-style-name="Text_20_body" style:list-style-name="L15">
      <style:text-properties officeooo:rsid="011a7e4f" officeooo:paragraph-rsid="011a7e4f"/>
    </style:style>
    <style:style style:name="P81" style:family="paragraph" style:parent-style-name="Text_20_body" style:list-style-name="L14">
      <style:text-properties officeooo:rsid="0106996d" officeooo:paragraph-rsid="0106996d"/>
    </style:style>
    <style:style style:name="P82" style:family="paragraph" style:parent-style-name="Text_20_body" style:list-style-name="L14">
      <style:text-properties officeooo:rsid="01099f62" officeooo:paragraph-rsid="01099f62"/>
    </style:style>
    <style:style style:name="P83" style:family="paragraph" style:parent-style-name="Text_20_body" style:list-style-name="L14">
      <style:text-properties officeooo:rsid="010b28d7" officeooo:paragraph-rsid="010b28d7"/>
    </style:style>
    <style:style style:name="P84" style:family="paragraph" style:parent-style-name="Text_20_body" style:list-style-name="L14">
      <style:text-properties officeooo:rsid="010b33e4" officeooo:paragraph-rsid="010b33e4"/>
    </style:style>
    <style:style style:name="P85" style:family="paragraph" style:parent-style-name="Text_20_body" style:list-style-name="L14">
      <style:text-properties officeooo:rsid="010be341" officeooo:paragraph-rsid="010be341"/>
    </style:style>
    <style:style style:name="P86" style:family="paragraph" style:parent-style-name="Text_20_body" style:list-style-name="L14">
      <style:text-properties officeooo:rsid="01165dc4" officeooo:paragraph-rsid="01165dc4"/>
    </style:style>
    <style:style style:name="P87" style:family="paragraph" style:parent-style-name="Text_20_body" style:list-style-name="L15">
      <style:text-properties officeooo:rsid="011aa4c4" officeooo:paragraph-rsid="011aa4c4"/>
    </style:style>
    <style:style style:name="P88" style:family="paragraph" style:parent-style-name="Text_20_body">
      <style:text-properties officeooo:paragraph-rsid="01213f77"/>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fo:font-size="15pt" fo:language="en" fo:country="US" style:font-size-asian="15pt" style:font-size-complex="15pt"/>
    </style:style>
    <style:style style:name="T3" style:family="text">
      <style:text-properties style:font-name="Cambria2" fo:font-size="15pt" style:font-size-asian="15pt" style:font-size-complex="15pt"/>
    </style:style>
    <style:style style:name="T4" style:family="text">
      <style:text-properties style:font-name="Cambria2" fo:font-size="15pt" fo:font-weight="bold" style:font-size-asian="15pt" style:font-weight-asian="bold" style:font-size-complex="15pt" style:font-weight-complex="bold"/>
    </style:style>
    <style:style style:name="T5" style:family="text">
      <style:text-properties style:font-name="Cambria2" fo:font-size="28pt" style:font-size-asian="28pt" style:font-size-complex="28pt"/>
    </style:style>
    <style:style style:name="T6" style:family="text">
      <style:text-properties style:font-name="Cambria2" fo:font-size="28pt" officeooo:rsid="00b1ff54" style:font-size-asian="28pt" style:font-size-complex="28pt"/>
    </style:style>
    <style:style style:name="T7" style:family="text">
      <style:text-properties style:font-name="Cambria2" fo:font-size="28pt" officeooo:rsid="00e3763f" style:font-size-asian="28pt" style:font-size-complex="28pt"/>
    </style:style>
    <style:style style:name="T8" style:family="text">
      <style:text-properties style:font-name="Cambria2" fo:font-size="28pt" fo:font-weight="bold" officeooo:rsid="00b3fa63" style:font-size-asian="28pt" style:font-weight-asian="bold" style:font-size-complex="28pt" style:font-weight-complex="bold"/>
    </style:style>
    <style:style style:name="T9" style:family="text">
      <style:text-properties style:font-name="Cambria2" fo:font-size="25pt" fo:font-weight="bold" officeooo:rsid="0003a55e" style:font-size-asian="25pt" style:font-weight-asian="bold" style:font-size-complex="25pt" style:font-weight-complex="bold"/>
    </style:style>
    <style:style style:name="T10" style:family="text">
      <style:text-properties style:font-name="Cambria2" fo:font-size="25pt" officeooo:rsid="0003a55e" style:font-size-asian="25pt" style:font-size-complex="25pt"/>
    </style:style>
    <style:style style:name="T11" style:family="text">
      <style:text-properties style:font-name="Cambria2" fo:font-size="25pt" officeooo:rsid="006ee471" style:font-size-asian="25pt" style:font-size-complex="25pt"/>
    </style:style>
    <style:style style:name="T12" style:family="text">
      <style:text-properties style:font-name="Cambria2" fo:font-size="25pt" fo:language="en" fo:country="US" fo:font-weight="bold" officeooo:rsid="007d7e96" style:font-size-asian="25pt" style:font-weight-asian="bold" style:font-name-complex="Cambria3" style:font-size-complex="25pt" style:font-weight-complex="bold"/>
    </style:style>
    <style:style style:name="T13" style:family="text">
      <style:text-properties style:font-name="Cambria2" fo:font-size="25pt" fo:language="en" fo:country="US" officeooo:rsid="006ee471" style:font-size-asian="25pt" style:font-name-complex="Cambria3" style:font-size-complex="25pt"/>
    </style:style>
    <style:style style:name="T14" style:family="text">
      <style:text-properties fo:language="en" fo:country="US"/>
    </style:style>
    <style:style style:name="T15" style:family="text">
      <style:text-properties officeooo:rsid="00ab66d6"/>
    </style:style>
    <style:style style:name="T16" style:family="text">
      <style:text-properties officeooo:rsid="00beaddb"/>
    </style:style>
    <style:style style:name="T17" style:family="text">
      <style:text-properties fo:font-style="italic" style:font-style-asian="italic" style:font-style-complex="italic"/>
    </style:style>
    <style:style style:name="T18" style:family="text">
      <style:text-properties fo:font-style="italic" officeooo:rsid="00beaddb" style:font-style-asian="italic" style:font-style-complex="italic"/>
    </style:style>
    <style:style style:name="T19" style:family="text">
      <style:text-properties fo:font-style="italic" officeooo:rsid="00c03313" style:font-style-asian="italic" style:font-style-complex="italic"/>
    </style:style>
    <style:style style:name="T20" style:family="text">
      <style:text-properties fo:font-style="italic" officeooo:rsid="00c8cd9e" style:font-style-asian="italic" style:font-style-complex="italic"/>
    </style:style>
    <style:style style:name="T21" style:family="text">
      <style:text-properties fo:font-style="italic" officeooo:rsid="00d90baf"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beaddb" style:font-style-asian="normal" style:font-style-complex="normal"/>
    </style:style>
    <style:style style:name="T24" style:family="text">
      <style:text-properties fo:font-style="normal" officeooo:rsid="00c03313" style:font-style-asian="normal" style:font-style-complex="normal"/>
    </style:style>
    <style:style style:name="T25" style:family="text">
      <style:text-properties fo:font-style="normal" officeooo:rsid="00c1b61b" style:font-style-asian="normal" style:font-style-complex="normal"/>
    </style:style>
    <style:style style:name="T26" style:family="text">
      <style:text-properties fo:font-style="normal" officeooo:rsid="00c1c8ba" style:font-style-asian="normal" style:font-style-complex="normal"/>
    </style:style>
    <style:style style:name="T27" style:family="text">
      <style:text-properties fo:font-style="normal" officeooo:rsid="00c254b0" style:font-style-asian="normal" style:font-style-complex="normal"/>
    </style:style>
    <style:style style:name="T28" style:family="text">
      <style:text-properties fo:font-style="normal" officeooo:rsid="00cb7a0a" style:font-style-asian="normal" style:font-style-complex="normal"/>
    </style:style>
    <style:style style:name="T29" style:family="text">
      <style:text-properties fo:font-style="normal" officeooo:rsid="00cd0cfb" style:font-style-asian="normal" style:font-style-complex="normal"/>
    </style:style>
    <style:style style:name="T30" style:family="text">
      <style:text-properties fo:font-style="normal" officeooo:rsid="00ce1d76" style:font-style-asian="normal" style:font-style-complex="normal"/>
    </style:style>
    <style:style style:name="T31" style:family="text">
      <style:text-properties fo:font-style="normal" officeooo:rsid="00c8cd9e" style:font-style-asian="normal" style:font-style-complex="normal"/>
    </style:style>
    <style:style style:name="T32" style:family="text">
      <style:text-properties fo:font-style="normal" officeooo:rsid="00d32a93" style:font-style-asian="normal" style:font-style-complex="normal"/>
    </style:style>
    <style:style style:name="T33" style:family="text">
      <style:text-properties fo:font-style="normal" officeooo:rsid="00d7d768" style:font-style-asian="normal" style:font-style-complex="normal"/>
    </style:style>
    <style:style style:name="T34" style:family="text">
      <style:text-properties fo:font-style="normal" officeooo:rsid="00d90baf" style:font-style-asian="normal" style:font-style-complex="normal"/>
    </style:style>
    <style:style style:name="T35" style:family="text">
      <style:text-properties fo:font-style="normal" officeooo:rsid="00cee007" style:font-style-asian="normal" style:font-style-complex="normal"/>
    </style:style>
    <style:style style:name="T36" style:family="text">
      <style:text-properties fo:font-style="normal" officeooo:rsid="00fc6b86" style:font-style-asian="normal" style:font-style-complex="normal"/>
    </style:style>
    <style:style style:name="T37" style:family="text">
      <style:text-properties fo:font-style="normal" officeooo:rsid="010037ff" style:font-style-asian="normal" style:font-style-complex="normal"/>
    </style:style>
    <style:style style:name="T38" style:family="text">
      <style:text-properties fo:font-style="normal" officeooo:rsid="010190bb" style:font-style-asian="normal" style:font-style-complex="normal"/>
    </style:style>
    <style:style style:name="T39" style:family="text">
      <style:text-properties style:font-name="Source Code Pro" officeooo:rsid="00bed8c7"/>
    </style:style>
    <style:style style:name="T40" style:family="text">
      <style:text-properties style:font-name="DejaVu Sans Mono" officeooo:rsid="00d32a93"/>
    </style:style>
    <style:style style:name="T41" style:family="text">
      <style:text-properties style:font-name="DejaVu Sans Mono" officeooo:rsid="00d9e056"/>
    </style:style>
    <style:style style:name="T42" style:family="text">
      <style:text-properties officeooo:rsid="00c6f1bc"/>
    </style:style>
    <style:style style:name="T43" style:family="text">
      <style:text-properties officeooo:rsid="00c8cd9e"/>
    </style:style>
    <style:style style:name="T44" style:family="text">
      <style:text-properties officeooo:rsid="00c9db84"/>
    </style:style>
    <style:style style:name="T45" style:family="text">
      <style:text-properties officeooo:rsid="00cb7a0a"/>
    </style:style>
    <style:style style:name="T46" style:family="text">
      <style:text-properties officeooo:rsid="00d32a93"/>
    </style:style>
    <style:style style:name="T47" style:family="text">
      <style:text-properties officeooo:rsid="00d60c6d"/>
    </style:style>
    <style:style style:name="T48" style:family="text">
      <style:text-properties officeooo:rsid="00db4792"/>
    </style:style>
    <style:style style:name="T49" style:family="text">
      <style:text-properties officeooo:rsid="00dd2904"/>
    </style:style>
    <style:style style:name="T50" style:family="text">
      <style:text-properties officeooo:rsid="00df3f05"/>
    </style:style>
    <style:style style:name="T51" style:family="text">
      <style:text-properties officeooo:rsid="00e0a62d"/>
    </style:style>
    <style:style style:name="T52" style:family="text">
      <style:text-properties officeooo:rsid="00e18339"/>
    </style:style>
    <style:style style:name="T53" style:family="text">
      <style:text-properties officeooo:rsid="00e2b81f"/>
    </style:style>
    <style:style style:name="T54" style:family="text">
      <style:text-properties officeooo:rsid="00e3763f"/>
    </style:style>
    <style:style style:name="T55" style:family="text">
      <style:text-properties officeooo:rsid="00e8fe74"/>
    </style:style>
    <style:style style:name="T56" style:family="text">
      <style:text-properties officeooo:rsid="00eaaab9"/>
    </style:style>
    <style:style style:name="T57" style:family="text">
      <style:text-properties officeooo:rsid="00f2fcd4"/>
    </style:style>
    <style:style style:name="T58" style:family="text">
      <style:text-properties officeooo:rsid="00f33ad1"/>
    </style:style>
    <style:style style:name="T59" style:family="text">
      <style:text-properties officeooo:rsid="00f3c988"/>
    </style:style>
    <style:style style:name="T60" style:family="text">
      <style:text-properties officeooo:rsid="00f59109"/>
    </style:style>
    <style:style style:name="T61" style:family="text">
      <style:text-properties officeooo:rsid="00f68f3f"/>
    </style:style>
    <style:style style:name="T62" style:family="text">
      <style:text-properties officeooo:rsid="00f845be"/>
    </style:style>
    <style:style style:name="T63" style:family="text">
      <style:text-properties officeooo:rsid="00f94db7"/>
    </style:style>
    <style:style style:name="T64" style:family="text">
      <style:text-properties officeooo:rsid="00fa206d"/>
    </style:style>
    <style:style style:name="T65" style:family="text">
      <style:text-properties officeooo:rsid="010232d8"/>
    </style:style>
    <style:style style:name="T66" style:family="text">
      <style:text-properties officeooo:rsid="0104345d"/>
    </style:style>
    <style:style style:name="T67" style:family="text">
      <style:text-properties officeooo:rsid="0106996d"/>
    </style:style>
    <style:style style:name="T68" style:family="text">
      <style:text-properties officeooo:rsid="010eda4f"/>
    </style:style>
    <style:style style:name="T69" style:family="text">
      <style:text-properties style:text-position="super 58%" officeooo:rsid="010eda4f"/>
    </style:style>
    <style:style style:name="T70" style:family="text">
      <style:text-properties style:font-name="DejaVu Sans Mono1" fo:font-size="13pt" style:font-size-asian="13pt" style:font-size-complex="13pt"/>
    </style:style>
    <style:style style:name="T71" style:family="text">
      <style:text-properties style:font-name="DejaVu Sans mono" fo:font-size="13pt" style:font-size-asian="13pt" style:font-size-complex="13pt"/>
    </style:style>
    <style:style style:name="T72" style:family="text">
      <style:text-properties fo:font-weight="normal" officeooo:rsid="00c326b5" style:font-weight-asian="normal" style:font-weight-complex="normal"/>
    </style:style>
    <style:style style:name="T73" style:family="text">
      <style:text-properties fo:font-weight="normal" officeooo:rsid="00c5739a" style:font-weight-asian="normal" style:font-weight-complex="normal"/>
    </style:style>
    <style:style style:name="T74" style:family="text">
      <style:text-properties fo:font-weight="normal" officeooo:rsid="011a35eb" style:font-weight-asian="normal" style:font-weight-complex="normal"/>
    </style:style>
    <style:style style:name="T75" style:family="text">
      <style:text-properties officeooo:rsid="01183ba0"/>
    </style:style>
    <style:style style:name="T76" style:family="text">
      <style:text-properties officeooo:rsid="011a35eb"/>
    </style:style>
    <style:style style:name="T77" style:family="text">
      <style:text-properties officeooo:rsid="012060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1"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45cm, 0cm, 1.03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text:bookmark-start text:name="__RefHeading___Toc1878_572477371"/>CUỘC THI KHOA HỌC KĨ THUẬT CẤP TRƯỜNG DÀNH CHO HỌC SINH PHỔ THÔNG NĂM 2015-2016<text:bookmark-end text:name="__RefHeading___Toc1878_572477371"/></text:h>
      <text:p text:style-name="P7"/>
      <text:p text:style-name="P8">TRƯỜNG THPT CHUYÊN LÊ QUÝ ĐÔN</text:p>
      <text:p text:style-name="P8"/>
      <text:h text:style-name="P48" text:outline-level="1"><text:bookmark-start text:name="__RefHeading___Toc1880_572477371"/><text:span text:style-name="T15">Mô phỏng hệ thống robot phân</text:span> phối hàng hóa trong kho bãi<text:bookmark-end text:name="__RefHeading___Toc1880_572477371"/></text:h>
      <text:p text:style-name="P1"/>
      <text:p text:style-name="P2">Lĩnh vực dự thi: </text:p>
      <text:p text:style-name="P3">Robot và tự động</text:p>
      <text:p text:style-name="P3"/>
      <text:p text:style-name="P2">Tác giả:</text:p>
      <text:p text:style-name="P4"><text:span text:style-name="T9">Hồ Tuấn Kiệt</text:span><text:span text:style-name="T10"> &lt;</text:span><text:a xlink:type="simple" xlink:href="mailto:tuankiet65@gmail.com" text:style-name="Internet_20_link" text:visited-style-name="Visited_20_Internet_20_Link"><text:span text:style-name="T10">tuankiet65@gmail.com</text:span></text:a><text:span text:style-name="T10">&gt;</text:span></text:p>
      <text:p text:style-name="P4"><text:span text:style-name="T12">Nguyễn Lê Lý Bằng</text:span><text:span text:style-name="T10"> </text:span><text:span text:style-name="T11">&lt;</text:span><text:a xlink:type="simple" xlink:href="mailto:bangjdev@gmail.com" text:style-name="Internet_20_link" text:visited-style-name="Visited_20_Internet_20_Link"><text:span text:style-name="T13">bangjdev@gmail.com</text:span></text:a><text:span text:style-name="T11">&gt;</text:span></text:p>
      <text:p text:style-name="P5"><draw:frame draw:style-name="fr1" draw:name="Image1" text:anchor-type="paragraph" svg:x="5.316cm" svg:y="0.676cm" svg:width="6.368cm" svg:height="6.392cm" draw:z-index="0"><draw:image xlink:href="Pictures/100023D7000012FD000013F4B97BA3FB857BD539.svg" xlink:type="simple" xlink:show="embed" xlink:actuate="onLoad"/><draw:image xlink:href="Pictures/10000201000000B8000000C1E98DCCFEBE7DF354.png" xlink:type="simple" xlink:show="embed" xlink:actuate="onLoad"/></draw:frame></text:p>
      <text:h text:style-name="P52" text:outline-level="1"><text:span text:style-name="T77">Lý do chọn đề tài</text:span></text:h>
      <text:p text:style-name="P38"><text:span text:style-name="T14"><text:tab/></text:span><text:span text:style-name="T2">Trong thời đại công nghệ kĩ thuật hiện nay, các nhà máy, công xưởng cả tư lẫn công đều mọc lên như nấm. Đặc biệt là đối với các nhà máy mới thành lập, vấn đề về nguồn nhân công vẫn còn khó khăn. Vẫn còn tình trạng thiếu thốn nhân lực vận chuyển hàng hóa từ kho ra các khu vực sản xuất. Điều này dẫn đến việc phải trích ra một phần nhân lực vào việc vận chuyển, tiêu tốn nguồn kinh phí của nhà máy.</text:span></text:p>
      <text:p text:style-name="P39"><text:tab/>Nhìn vào thực tế này, <text:span text:style-name="T54">chúng tôi </text:span>đã đưa ra ý tưởng thiết kế một hệ thống xe robot tự động vận chuyển hàng hóa, linh kiện, thiết bị máy móc loại nhỏ từ nơi nhập hàng (kho) về các khu phân xưởng, nhằm giúp giảm thiểu tối đa số lượng nhân công cho việc vận chuyển linh kiện, đảm bảo nguồn lực lao động cho các khu sản xuất, nâng cao chất lượng, năng suất lao động, tiết kiệm chi phí cho chủ nhà máy.</text:p>
      <text:p text:style-name="P39"><text:tab/>Vì việc di chuyển là tự động, nên việc vận chuyển hàng, linh kiện sẽ trở nên đơn giản hơn, đỡ tốn một nguồn nhân công vào việc vận chuyển. Nếu như trước đây, việc vận chuyển từ kho đến các khu công xưởng cần một số lượng nhân công lớn (mỗi khu vực một người) thì giờ đây, khi sử dụng sản phẩm này, chỉ tốn từ 1 đến 2 nhân công vào việc chất hàng lên xe, mọi việc còn lại đều do robot đảm nhiệm.</text:p>
      <text:p text:style-name="P88"><text:tab/>Sản phẩm được thiết kế để nhắm đến đối tượng sử dụng là các doanh nghiệp vừa và nhỏ, với thiết kế đơn giản, nhẹ, với giá thành vừa túi khi bán ra thị trường (khi phát triển thành sản phẩm thương mại) sẽ biến sản phẩm thành một lựa chọn khá khả thi cho các doanh nghiệp vừa và nhỏ.</text:p>
      <text:h text:style-name="P55" text:outline-level="1"><text:bookmark-start text:name="__RefHeading___Toc1740_572477371"/><text:span text:style-name="T8">Tóm tắt nội dung dự án</text:span><text:bookmark-end text:name="__RefHeading___Toc1740_572477371"/></text:h>
      <text:p text:style-name="P9"><text:tab/>Dự án “Mô hình robot phân phối hàng hóa trong kho bãi” của nhóm hướng đến việc xây dựng, thiết kế một mô hình robot để mô phỏng cho hệ thống robot thực trong việc vận chuyển các hàng hóa, linh kiện sản xuất trong nhà máy giữa các phân xưởng, kho. Mặc dù là mô hình mô phỏng, sản phẩm vẫn đảm bảo đầy đủ các tính năng dự tính giống như trong hệ thống thực, hoạt động đúng, đảm bảo cả về quy trình lẫn cách thức như trong hệ thống thực.</text:p>
      <text:list xml:id="list7421223433398544893" text:style-name="L1">
        <text:list-item>
          <text:p text:style-name="P57">Tên dự án: <text:tab/>Mô hình robot phân phối hàng hóa trong kho bãi.</text:p>
        </text:list-item>
        <text:list-item>
          <text:p text:style-name="P57">Kích cỡ robot: 36cm x 27cm x 12cm.</text:p>
        </text:list-item>
        <text:list-item>
          <text:p text:style-name="P57">Khối lượng: ~2.5 (kg).</text:p>
        </text:list-item>
        <text:list-item>
          <text:p text:style-name="P57">Trọng tải tối đa: <text:tab/><text:span text:style-name="T55">1</text:span> (kg).</text:p>
        </text:list-item>
        <text:list-item>
          <text:p text:style-name="P57">Trong dự án, có <text:span text:style-name="T55">sử dụng </text:span>các thư viện:</text:p>
          <text:list>
            <text:list-item>
              <text:p text:style-name="P56"><text:a xlink:type="simple" xlink:href="https://github.com/z3t0/Arduino-IRremote" text:style-name="Internet_20_link" text:visited-style-name="Visited_20_Internet_20_Link"><text:span text:style-name="T2">IRRemot</text:span></text:a><text:a xlink:type="simple" xlink:href="https://github.com/z3t0/Arduino-IRremote" text:style-name="Internet_20_link" text:visited-style-name="Visited_20_Internet_20_Link"><text:span text:style-name="T3">e</text:span></text:a><text:span text:style-name="T2"> (Copyright 2009 Ken Shirriff and others)</text:span></text:p>
            </text:list-item>
            <text:list-item>
              <text:p text:style-name="P56"><text:a xlink:type="simple" xlink:href="http://bitbucket.org/fmalpartida/new-liquidcrystal" text:style-name="Internet_20_link" text:visited-style-name="Visited_20_Internet_20_Link"><text:span text:style-name="T3">LiquidCrystal</text:span></text:a><text:span text:style-name="T2"> (</text:span><text:a xlink:type="simple" xlink:href="mailto:fmalpartida@gmail.com" text:style-name="Internet_20_link" text:visited-style-name="Visited_20_Internet_20_Link"><text:span text:style-name="T3">F. Malpartida</text:span></text:a><text:span text:style-name="T2">)</text:span></text:p>
            </text:list-item>
            <text:list-item>
              <text:p text:style-name="P57"><text:a xlink:type="simple" xlink:href="https://code.google.com/p/digitalwritefast/" text:style-name="Internet_20_link" text:visited-style-name="Visited_20_Internet_20_Link">DigitalWriteFast</text:a></text:p>
            </text:list-item>
            <text:list-item>
              <text:p text:style-name="P59"><text:a xlink:type="simple" xlink:href="https://github.com/miguelbalboa/rfid" text:style-name="Internet_20_link" text:visited-style-name="Visited_20_Internet_20_Link">rfid</text:a> (Public domain)</text:p>
            </text:list-item>
          </text:list>
        </text:list-item>
        <text:list-item>
          <text:p text:style-name="P57">Các module sử dụng trong mô hình:</text:p>
          <text:list>
            <text:list-item>
              <text:p text:style-name="P57">Màn hình LCD 16x2 + LCD I2C backpack.</text:p>
            </text:list-item>
            <text:list-item>
              <text:p text:style-name="P57">Mạch cầu H L298N (để điều khiển động cơ).</text:p>
            </text:list-item>
            <text:list-item>
              <text:p text:style-name="P57"><text:span text:style-name="T56">Mạch điều khiển chính Arduino Nano </text:span>(điều khiển chính).</text:p>
            </text:list-item>
            <text:list-item>
              <text:p text:style-name="P57"><text:span text:style-name="T56">Mạch điều khiển Tuhoc</text:span> (điều khiển riêng động cơ).</text:p>
            </text:list-item>
            <text:list-item>
              <text:p text:style-name="P57">Cảm biến siêu âm HY-SRF05.</text:p>
            </text:list-item>
            <text:list-item>
              <text:p text:style-name="P57">Module dò line hồng ngoại.</text:p>
            </text:list-item>
            <text:list-item>
              <text:p text:style-name="P57">Module remote hồng ngoại.</text:p>
            </text:list-item>
            <text:list-item>
              <text:p text:style-name="P57">Module RFID MFRC522.</text:p>
            </text:list-item>
          </text:list>
        </text:list-item>
        <text:list-item>
          <text:p text:style-name="P57">Tính năng cơ bản của sản phẩm:</text:p>
          <text:list>
            <text:list-item>
              <text:p text:style-name="P57">Vận chuyển hàng hóa, linh kiện tự động mà không cần sự trợ giúp của con người (trừ việc lựa chọn đích đến cho robot).</text:p>
            </text:list-item>
            <text:list-item>
              <text:p text:style-name="P57">Tự động dừng khi phát hiện vật cản.</text:p>
            </text:list-item>
            <text:list-item>
              <text:p text:style-name="P58">Định nghĩa điểm dừng (trạm dừng, kho, phân xưởng) qua thẻ RFID.</text:p>
            </text:list-item>
          </text:list>
        </text:list-item>
        <text:list-item>
          <text:p text:style-name="P58">Phạm vi ứng dụng của sản phẩm: </text:p>
          <text:list>
            <text:list-item>
              <text:p text:style-name="P57">Trong thời gian thực hiện sản phẩm, <text:span text:style-name="T75">chúng tôi </text:span>hướng đến việc có thể ứng <text:soft-page-break/>dụng sản phẩm trong các khu phân xưởng, nhà máy nhỏ (Sẽ phát triển cho các nhà máy lớn hơn trong tương lai).</text:p>
            </text:list-item>
            <text:list-item>
              <text:p text:style-name="P57">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list-item>
          </text:list>
        </text:list-item>
      </text:list>
      <text:h text:style-name="P53" text:outline-level="1"><text:bookmark-start text:name="__RefHeading___Toc1742_572477371"/>Nguyên lý hoạt động<text:bookmark-end text:name="__RefHeading___Toc1742_572477371"/></text:h>
      <text:h text:style-name="P40" text:outline-level="2"><text:bookmark-start text:name="__RefHeading___Toc1744_572477371"/>Quy tắc điều hướng robot:<text:bookmark-end text:name="__RefHeading___Toc1744_572477371"/></text:h>
      <text:list xml:id="list8567977823137981837" text:style-name="L2">
        <text:list-item>
          <text:p text:style-name="P60">Hệ thống robot gồm 2 bánh xe 100mm có gắn động cơ ở phía sau và 2 bánh xe omni (bánh xe đa hướng) ở phía trước.</text:p>
        </text:list-item>
        <text:list-item>
          <text:p text:style-name="P60">Khi cần rẽ, hai motor sẽ chạy ngược hướng nhau để robot có thể rẽ mà không cần bánh trước phải quay.</text:p>
        </text:list-item>
        <text:list-item>
          <text:p text:style-name="P60"><text:span text:style-name="T57">C</text:span>ụ thể hơn, <text:span text:style-name="T57">ta xét hai trường hợp khi</text:span> robot vào ngã rẽ và nhận được tín hiệu rẽ từ mạch điều khiển:</text:p>
          <text:list>
            <text:list-item>
              <text:p text:style-name="P60">Rẽ trái: Motor điều khiển bánh trái sẽ quay ngược lại (ngược hướng ban đầu), motor điều khiển bánh phải sẽ tiếp tục quay về phía trước (hướng ban đầu), như vậy, xe sẽ quay về bên trái.</text:p>
            </text:list-item>
            <text:list-item>
              <text:p text:style-name="P60">Rẽ phải: Motor điều khiển bánh phải sẽ quay ngược lại (ngược hướng ban đầu), motor điều khiển bánh trái sẽ tiếp tục quay về phía trước (hướng ban đầu), như vậy, xe sẽ quay về bên phải.</text:p>
            </text:list-item>
          </text:list>
        </text:list-item>
        <text:list-item>
          <text:p text:style-name="P60">Nhờ module L298N, ta dễ dàng điều khiển hướng và tốc độ quay của hai motor, đồng thời khi quay, nhằm giảm ma sát trượt giữa bánh trước và mặt sàn, nhóm sử dụng hai bánh xe đa hướng, nhằm giảm thiểu sức ép cho động cơ, <text:span text:style-name="T58">đồng thời việc sử dụng bánh xe đa hướng đồng nghĩa với việc ta không cần phải điều khiển hai bánh trước.</text:span></text:p>
        </text:list-item>
      </text:list>
      <text:h text:style-name="P41" text:outline-level="2"><text:bookmark-start text:name="__RefHeading___Toc1746_572477371"/>Quy tắc dò đường <text:span text:style-name="T59">(dò line)</text:span>:<text:bookmark-end text:name="__RefHeading___Toc1746_572477371"/></text:h>
      <text:list xml:id="list6710038187891339379" text:style-name="L3">
        <text:list-item>
          <text:p text:style-name="P61">Hệ thống dò line bao gồm 5 cảm biến hồng ngoại (1 cảm biến giữa, 2 cảm biến trái, hai cảm biến phải).</text:p>
        </text:list-item>
        <text:list-item>
          <text:p text:style-name="P61">Mỗi cặp cảm biến gồm một đèn <text:span text:style-name="T60">LED </text:span>phát ánh sáng hồng ngoại và một cảm biến cường độ ánh sáng hồng ngoại.</text:p>
        </text:list-item>
        <text:list-item>
          <text:p text:style-name="P61">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61">Tín hiệu thu được sẽ được gửi về mạch chính, xử lý, sau đó truyền lệnh cho hệ thống động cơ.</text:p>
        </text:list-item>
      </text:list>
      <text:h text:style-name="P42" text:outline-level="2"><text:bookmark-start text:name="__RefHeading___Toc1748_572477371"/>Liên lạc giữa mạch chính và mạch điều khiển động cơ<text:bookmark-end text:name="__RefHeading___Toc1748_572477371"/></text:h>
      <text:p text:style-name="P20"><text:tab/><text:span text:style-name="T68">Chúng tôi sử dụng phương thức giao tiếp I</text:span><text:span text:style-name="T69">2</text:span><text:span text:style-name="T68">C để hai mạch có thể giao tiếp với nhau để phối hợp điều khiển động cơ. Điểm mạnh của giao tiếp này là cực kì đơn giản, chỉ cần 2 dây SDA và SCL là có thể giao tiếp được. Thêm vào đó, <text:s/>I</text:span><text:span text:style-name="T69">2</text:span><text:span text:style-name="T68">C còn hỗ trợ nhiều thiết bị trên cùng 2 dây, tức là mạch chính vừa có thể giao tiếp với LCD </text:span><text:soft-page-break/><text:span text:style-name="T68">và mạch điều khiển động cơ.</text:span></text:p>
      <text:p text:style-name="P19"><text:tab/><text:span text:style-name="T68">Các câu lệnh mà mạch chính có thể ra lệnh là:</text:span></text:p>
      <text:list xml:id="list6539964819812025225" text:style-name="L4">
        <text:list-item>
          <text:p text:style-name="P62"><text:span text:style-name="T70">I2C_INIT</text:span>: Thiết lập các thông số để mạch điều khiển động cơ sẵn sàng hoạt động</text:p>
        </text:list-item>
        <text:list-item>
          <text:p text:style-name="P62"><text:span text:style-name="T71">I2C_SET_SPEED</text:span>: Thiết lập tốc độ chạy của hai động cơ, có thông số là tốc độ chạy (trong khoảng từ 0-255)</text:p>
        </text:list-item>
        <text:list-item>
          <text:p text:style-name="P62"><text:span text:style-name="T70">I2C_SET_DIRECTION</text:span>: Thiết lập hướng chạy của robot, thông số là một trong bốn hướng sau đây:</text:p>
          <text:list>
            <text:list-item>
              <text:p text:style-name="P62"><text:span text:style-name="T70">M_FORWARD</text:span>: đi tới</text:p>
            </text:list-item>
            <text:list-item>
              <text:p text:style-name="P62"><text:span text:style-name="T70">M_BACKWARD</text:span>: đi lui</text:p>
            </text:list-item>
            <text:list-item>
              <text:p text:style-name="P62"><text:span text:style-name="T70">M_RIGHT</text:span>: đi qua phải</text:p>
            </text:list-item>
            <text:list-item>
              <text:p text:style-name="P62"><text:span text:style-name="T70">M_LEFT</text:span>: đi qua trái</text:p>
            </text:list-item>
          </text:list>
        </text:list-item>
      </text:list>
      <text:p text:style-name="P18"><text:tab/>Quy trình gửi tín hiệu như sau:</text:p>
      <text:list xml:id="list1732672319759719931" text:style-name="L5">
        <text:list-item>
          <text:p text:style-name="P63">Mạch chính dùng hàm <text:span text:style-name="T70">motorI2CSendCommand()</text:span> để gửi tín hiệu cho mạch motor</text:p>
        </text:list-item>
        <text:list-item>
          <text:p text:style-name="P63">Mạch motor nhận tín hiệu, sau đó phản hồi về hai giá trị:</text:p>
          <text:list>
            <text:list-item>
              <text:p text:style-name="P63">Câu lênh nhận được</text:p>
            </text:list-item>
            <text:list-item>
              <text:p text:style-name="P63">Kết quả của câu lệnh (thành công hay không)</text:p>
            </text:list-item>
          </text:list>
        </text:list-item>
        <text:list-item>
          <text:p text:style-name="P63">Hàm <text:span text:style-name="T70">motorI2CSendCommand()</text:span> trả về kết quả có thực hiện được câu lệnh hay không.</text:p>
        </text:list-item>
      </text:list>
      <text:h text:style-name="P43" text:outline-level="2"><text:bookmark-start text:name="__RefHeading___Toc1750_572477371"/>Quy tắc nhận biết điểm dừng<text:bookmark-end text:name="__RefHeading___Toc1750_572477371"/></text:h>
      <text:list xml:id="list5902029532235546467" text:style-name="L6">
        <text:list-item>
          <text:p text:style-name="P64">Để định nghĩa trạm dừng cho robot, chúng <text:span text:style-name="T61">tôi </text:span>sử dụng <text:span text:style-name="T61">các thẻ </text:span>RFID <text:span text:style-name="T61">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64">Mỗi địa điểm được nhận dạng bằng một thẻ RFID. </text:p>
        </text:list-item>
        <text:list-item>
          <text:p text:style-name="P64">Mỗi thẻ RFID có một số serial khác nhau và cố định với thẻ đó.</text:p>
        </text:list-item>
        <text:list-item>
          <text:p text:style-name="P64">Ta dùng mạch RFID MFRC522 để nhận biết các thẻ và đọc số serial từ các thẻ đó.</text:p>
        </text:list-item>
        <text:list-item>
          <text:p text:style-name="P64">Vì serial của các thẻ là cố định và duy nhất, nên ta có thể phân biệt rõ ràng giữa các trạm dừng với nhau.</text:p>
        </text:list-item>
      </text:list>
      <text:h text:style-name="P44" text:outline-level="2"><text:bookmark-start text:name="__RefHeading___Toc1752_572477371"/><text:soft-page-break/>Quy tắc nhận biết vật cản<text:bookmark-end text:name="__RefHeading___Toc1752_572477371"/></text:h>
      <text:list xml:id="list1253831007058187011" text:style-name="L7">
        <text:list-item>
          <text:p text:style-name="P65"><text:span text:style-name="T62">Có nhiều cách để nhận biết vật cản</text:span>, tuy nhiên, để đơn giản và tiết kiệm kinh phí, <text:span text:style-name="T62">chúng tôi</text:span> sử dụng module cảm biến siêu âm <text:span text:style-name="T14">HY-SRF05.</text:span></text:p>
        </text:list-item>
      </text:list>
      <text:list xml:id="list9045620537497503034" text:style-name="L8">
        <text:list-item>
          <text:p text:style-name="P66">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66">Từ thời gian đo được, ta có thể suy ra được khoảng cách <text:span text:style-name="T63">giữa </text:span>robot <text:span text:style-name="T63">và</text:span> vật cản gần nhất và cho dừng robot khi khoảng cách quá ngắn. Sau khi thử nghiệm, đo đạc, ước tính các vật cản có thể, <text:span text:style-name="T64">chúng tôi </text:span>quyết định khoảng cách an toàn cho robot là 20cm.</text:p>
        </text:list-item>
      </text:list>
      <text:h text:style-name="P50" text:outline-level="1"><text:bookmark-start text:name="__RefHeading___Toc1754_572477371"/>Hướng dẫn cài đặt và sử dụng<text:bookmark-end text:name="__RefHeading___Toc1754_572477371"/></text:h>
      <text:h text:style-name="P45" text:outline-level="2"><text:bookmark-start text:name="__RefHeading___Toc1756_572477371"/>Các trạng thái của robot:<text:bookmark-end text:name="__RefHeading___Toc1756_572477371"/></text:h>
      <text:h text:style-name="P36" text:outline-level="3"><text:bookmark-start text:name="__RefHeading___Toc1758_572477371"/>Trạng thái di chuyển<text:bookmark-end text:name="__RefHeading___Toc1758_572477371"/></text:h>
      <text:p text:style-name="P17"><text:tab/><text:span text:style-name="T50">Ở trạng thái này, robot sẽ tự động di chuyển cho tới khi điều kiện dừng đúng thì dừng lại. Lúc này</text:span><text:span text:style-name="T35">, trên màn hình sẽ hiện chữ </text:span><text:span text:style-name="T20">Discovering...</text:span><text:span text:style-name="T31"> v</text:span><text:span text:style-name="T36">à </text:span><text:span text:style-name="T31">tốc độ di chuyển hiện tại. Người dùng có thể thay đổi tốc độ bằng cách:</text:span></text:p>
      <text:list xml:id="list6649338536563239813" text:style-name="L9">
        <text:list-item>
          <text:p text:style-name="P67">Nhấn VOL+/NEXT/CH+ để tăng tốc độ (tối đa là 255)</text:p>
        </text:list-item>
        <text:list-item>
          <text:p text:style-name="P67">Nhấn VOL-/PREV/CH- để giảm tốc độ (tối thiểu là 50)</text:p>
        </text:list-item>
      </text:list>
      <text:p text:style-name="P14"><text:span text:style-name="T47"><text:tab/>Trong trạng thái này</text:span><text:span text:style-name="T22">, robot sẽ dùng cảm biến siêu âm để tìm khoảng cách giữa vật gần với nó nhất ở hướng di chuyển. Nếu khoảng cách đó nhỏ hơn 20cm thì robot sẽ tự dừng di chuyển, chờ cho vật cản đi ra khỏi tầm của nó thì mới di chuyển tiếp. Lúc này màn hình sẽ hiện chữ </text:span><text:span text:style-name="T17">Obstacle detected</text:span><text:span text:style-name="T22">.</text:span></text:p>
      <text:h text:style-name="P37" text:outline-level="3"><text:bookmark-start text:name="__RefHeading___Toc1760_572477371"/><text:span text:style-name="T46">Trạng thái nhập tên (hàm </text:span><text:span text:style-name="T40">interfaceInputName()</text:span><text:span text:style-name="T41">)</text:span><text:bookmark-end text:name="__RefHeading___Toc1760_572477371"/></text:h>
      <text:p text:style-name="Text_20_body"><text:span text:style-name="T29">Ở</text:span><text:span text:style-name="T28"> </text:span><text:span text:style-name="T32">trạng thái</text:span><text:span text:style-name="T28"> này, n</text:span><text:span text:style-name="T25">gười dùng sẽ nhập tên (</text:span><text:span text:style-name="T26">cố định 12 kí tự, các kí tự không dùng sẽ tự động là kí tự trống) t</text:span><text:span text:style-name="T25">hông qua bấm điều khiển theo quy tắc:</text:span></text:p>
      <text:list xml:id="list6940784218797505002" text:style-name="L10">
        <text:list-item>
          <text:p text:style-name="P70"><text:span text:style-name="T25">N</text:span><text:span text:style-name="T22">út PREV/CH-/VOL-: Đưa con trỏ lùi về một kí tự, nếu kí tự hiện tại là kí tự đầu tiên thì con trỏ sẽ về kí tự cuối cùng (kí tự thứ 12)</text:span></text:p>
        </text:list-item>
        <text:list-item>
          <text:p text:style-name="P70"><text:span text:style-name="T25">N</text:span><text:span text:style-name="T22">út NEXT/CH+/VOL+: Đưa con trỏ tới một kí tự, nếu kí tự hiện tại là kí tự </text:span><text:span text:style-name="T27">cuối cùng t</text:span><text:span text:style-name="T22">hì con trỏ sẽ về kí tự </text:span><text:span text:style-name="T27">đầu tiên (kí tự thứ 1)</text:span></text:p>
        </text:list-item>
        <text:list-item>
          <text:p text:style-name="P71"><text:span text:style-name="T27">N</text:span><text:span text:style-name="T22">út CH/PLAY+PAUSE: Lưu tên và thoát khỏi trạng thái.</text:span></text:p>
        </text:list-item>
        <text:list-item>
          <text:p text:style-name="P68">Số 0: Bật/tắt chế độ gõ hoa.</text:p>
        </text:list-item>
        <text:list-item>
          <text:p text:style-name="P68">Số 1 tới 9: Các phím để gõ các kí tự. Cách gõ giống như bàn phím 4x3 trên điện thoại <text:span text:style-name="T48">di động</text:span>, chỉ khác là các kí tự mà các phím đại diện cho:</text:p>
        </text:list-item>
      </text:list>
      <text:p text:style-name="P1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0">Số</text:p>
          </table:table-cell>
          <table:table-cell table:style-name="Table1.A1" office:value-type="string">
            <text:p text:style-name="P30">Kí tự</text:p>
          </table:table-cell>
          <table:table-cell table:style-name="Table1.A1" office:value-type="string">
            <text:p text:style-name="P29">Số</text:p>
          </table:table-cell>
          <table:table-cell table:style-name="Table1.D1" office:value-type="string">
            <text:p text:style-name="P29">Kí tự</text:p>
          </table:table-cell>
        </table:table-row>
        <table:table-row>
          <table:table-cell table:style-name="Table1.A2" office:value-type="string">
            <text:p text:style-name="P31">1</text:p>
          </table:table-cell>
          <table:table-cell table:style-name="Table1.A2" office:value-type="string">
            <text:p text:style-name="P26">!”#$%&amp;'()*+,-./01</text:p>
          </table:table-cell>
          <table:table-cell table:style-name="Table1.A2" office:value-type="string">
            <text:p text:style-name="P28">6</text:p>
          </table:table-cell>
          <table:table-cell table:style-name="Table1.D2" office:value-type="string">
            <text:p text:style-name="P24">MNO6</text:p>
          </table:table-cell>
        </table:table-row>
        <table:table-row table:style-name="Table1.3">
          <table:table-cell table:style-name="Table1.A2" office:value-type="string">
            <text:p text:style-name="P31">2</text:p>
          </table:table-cell>
          <table:table-cell table:style-name="Table1.A2" office:value-type="string">
            <text:p text:style-name="P27">ABC<text:span text:style-name="T42">2</text:span></text:p>
          </table:table-cell>
          <table:table-cell table:style-name="Table1.A2" office:value-type="string">
            <text:p text:style-name="P28">7</text:p>
          </table:table-cell>
          <table:table-cell table:style-name="Table1.D2" office:value-type="string">
            <text:p text:style-name="P24">PQRS7</text:p>
          </table:table-cell>
        </table:table-row>
        <table:table-row>
          <table:table-cell table:style-name="Table1.A2" office:value-type="string">
            <text:p text:style-name="P31">3</text:p>
          </table:table-cell>
          <table:table-cell table:style-name="Table1.A2" office:value-type="string">
            <text:p text:style-name="P27">DEF<text:span text:style-name="T42">3</text:span></text:p>
          </table:table-cell>
          <table:table-cell table:style-name="Table1.A2" office:value-type="string">
            <text:p text:style-name="P28">8</text:p>
          </table:table-cell>
          <table:table-cell table:style-name="Table1.D2" office:value-type="string">
            <text:p text:style-name="P24">TUV8</text:p>
          </table:table-cell>
        </table:table-row>
        <table:table-row>
          <table:table-cell table:style-name="Table1.A2" office:value-type="string">
            <text:p text:style-name="P31">4</text:p>
          </table:table-cell>
          <table:table-cell table:style-name="Table1.A2" office:value-type="string">
            <text:p text:style-name="P27">GHI<text:span text:style-name="T42">4</text:span></text:p>
          </table:table-cell>
          <table:table-cell table:style-name="Table1.A2" office:value-type="string">
            <text:p text:style-name="P28">9</text:p>
          </table:table-cell>
          <table:table-cell table:style-name="Table1.D2" office:value-type="string">
            <text:p text:style-name="P24">WXYZ9</text:p>
          </table:table-cell>
        </table:table-row>
        <table:table-row>
          <table:table-cell table:style-name="Table1.A2" office:value-type="string">
            <text:p text:style-name="P31">5</text:p>
          </table:table-cell>
          <table:table-cell table:style-name="Table1.A2" office:value-type="string">
            <text:p text:style-name="P25">JKL5</text:p>
          </table:table-cell>
          <table:table-cell table:style-name="Table1.A2" office:value-type="string">
            <text:p text:style-name="P28"/>
          </table:table-cell>
          <table:table-cell table:style-name="Table1.D2" office:value-type="string">
            <text:p text:style-name="P24"/>
          </table:table-cell>
        </table:table-row>
      </table:table>
      <text:p text:style-name="P11"/>
      <text:h text:style-name="P46" text:outline-level="2"><text:bookmark-start text:name="__RefHeading___Toc1762_572477371"/><text:soft-page-break/>Cài đặt lần đầu<text:bookmark-end text:name="__RefHeading___Toc1762_572477371"/></text:h>
      <text:p text:style-name="P10"><text:tab/><text:span text:style-name="T16">Khi sử dụng lần đầu hoặc người dùng ra lệnh cho thiết bị xóa mọi cài đặt ban đầu thì người dùng sẽ phải cài đặt lần đầu cho thiết bị, để thiết bị có thể biết nơi nhận hàng ban đầu và những nơi giao hàng. Trong mã nguồn, thao tác cài đặt nằm ở hàm </text:span><text:span text:style-name="T39">interfaceRunSetup()</text:span></text:p>
      <text:p text:style-name="P10"><text:tab/><text:span text:style-name="T16">Khi người dùng cần cài đặt, màn hình sẽ hiện thị dòng chữ </text:span><text:span text:style-name="T18">Setup required. Press any key.</text:span><text:span text:style-name="T23"> Người dùng lúc này nhấn bất kì nút nào trên bấm điều khiển để tiếp tục.</text:span></text:p>
      <text:p text:style-name="P10"><text:span text:style-name="T23"><text:tab/></text:span><text:span text:style-name="T24">Sau đó, màn hình sẽ hiện dòng chữ </text:span><text:span text:style-name="T19">Place robot into initial position.</text:span><text:span text:style-name="T24"> Lúc này người dùng đặt robot vào vị trí nhận hàng ban đầu. Module RFID sẽ nhận dạng và đọc mã thẻ, sau đó màn hình sẽ hiện chữ </text:span><text:span text:style-name="T19">Enter name: </text:span><text:span text:style-name="T24">và yêu cầu người dùng nhập tên của nơi nhận hàng. </text:span><text:span text:style-name="T30">Lúc này </text:span><text:span text:style-name="T37">robot sẽ ở trạng thái </text:span><text:span text:style-name="T38">đặt tên.</text:span></text:p>
      <text:p text:style-name="P12"><text:tab/><text:span text:style-name="T43">Sau khi chọn tên xong, robot sẽ về trạng thái di chuyển.</text:span></text:p>
      <text:p text:style-name="P13"><text:tab/><text:span text:style-name="T44">Trong quá trình di chuyển, nếu module RFID đọc được một thẻ mới thì nó sẽ tự động ghi nhận địa điểm đó và về trạng thái đặt tên.</text:span></text:p>
      <text:p text:style-name="P13"><text:tab/><text:span text:style-name="T49">Quá trình di chuyển và đặt tên lặp lại cho tới khi robot đọc được thẻ của vị trí bạn đầu, quá trình cài đặt đã hoàn tất và robot sẽ trở về màn hình chính.</text:span></text:p>
      <text:h text:style-name="P47" text:outline-level="2"><text:bookmark-start text:name="__RefHeading___Toc1764_572477371"/>Màn hình chính<text:bookmark-end text:name="__RefHeading___Toc1764_572477371"/></text:h>
      <text:p text:style-name="P16"><text:tab/><text:span text:style-name="T44">Khi robot đã được cài đặt thì robot sẽ khởi động vào chế độ hoạt động bình thường với màn hình chính để chọn địa điểm.</text:span></text:p>
      <text:p text:style-name="P16"><text:tab/><text:span text:style-name="T45">Tại đây, người dùng có thể thực hiện các thao tác sau:</text:span></text:p>
      <text:list xml:id="list9144744778811271195" text:style-name="L11">
        <text:list-item>
          <text:p text:style-name="P72">Chuyển địa điểm được chọn bằng cách:</text:p>
          <text:list>
            <text:list-item>
              <text:p text:style-name="P72"><text:span text:style-name="T51">D</text:span>ùng nút VOL+/CH+/NEXT để tới địa điểm tiếp theo <text:span text:style-name="T51">(nếu địa điểm hiện tại là cuối cùng thì robot sẽ về địa điểm đầu tiền)</text:span></text:p>
            </text:list-item>
            <text:list-item>
              <text:p text:style-name="P72"><text:span text:style-name="T51">Dùng nút </text:span>VOL-/CH-/PREV để lùi về địa điểm trước đó <text:span text:style-name="T51">(nếu địa điểm hiện tại là đầu tiên thì robot sẽ về địa điểm cuối)</text:span></text:p>
            </text:list-item>
          </text:list>
        </text:list-item>
      </text:list>
      <text:list xml:id="list4318029721044678960" text:style-name="L12">
        <text:list-item>
          <text:p text:style-name="P73">Đổi tên địa điểm: Nhấn nút EQ để đổi tên địa điểm đang được chọn. Robot sẽ <text:span text:style-name="T52">về trạng thái nhập tên</text:span><text:span text:style-name="T33">. </text:span><text:span text:style-name="T34">Sau khi nhập tên xong người dùng sẽ về màn hình chính lại.</text:span></text:p>
        </text:list-item>
        <text:list-item>
          <text:p text:style-name="P73">Ra lệnh cho robot đi đến <text:span text:style-name="T65">một </text:span>địa điểm:</text:p>
          <text:list>
            <text:list-item>
              <text:p text:style-name="P75">Đầu tiên, robot sẽ vào trạng thái di chuyển tới địa điểm đã chọn</text:p>
            </text:list-item>
            <text:list-item>
              <text:p text:style-name="P75">Sau đó, robot sẽ chờ để dỡ hàng xong, lúc này robot hiện dòng chữ <text:span text:style-name="T17">Waiting...</text:span></text:p>
            </text:list-item>
            <text:list-item>
              <text:p text:style-name="P69">Sau đó, robot sẽ v<text:span text:style-name="T53">ề trạng thái di chuyển tới địa điểm nhận hàng ban đầu</text:span></text:p>
            </text:list-item>
          </text:list>
        </text:list-item>
      </text:list>
      <text:p text:style-name="P15"/>
      <text:list xml:id="list183536640102323" text:continue-numbering="true" text:style-name="L12">
        <text:list-item>
          <text:p text:style-name="P69"><text:soft-page-break/>Xóa một địa điểm: Nhấn nút CHANNEL để xóa một địa điểm. Robot sẽ xác nhận bạn có muốn xóa địa điểm đó không. Nút OK ở đây là phím EQ. Nếu người dùng đồng ý thì địa điểm đó sẽ được xóa. Nếu sau khi xóa không còn địa điểm nào thì màn hình sẽ hiện "<text:span text:style-name="T17">No dests found. Restart to setup",</text:span> người dùng cần phải khởi động lại để bắt đầu quá trình cài đặt <text:span text:style-name="T66">ban đầu</text:span>.</text:p>
        </text:list-item>
        <text:list-item>
          <text:p text:style-name="P74"><text:span text:style-name="T34">Xóa toàn bộ dữ liệu: Nhấn nút EQ để xóa một địa điểm. Robot sẽ xác nhận bạn có muốn xóa địa điểm đó không. Nút OK ở đây cũng là phím EQ. Nếu người dùng đồng ý thì robot sẽ xóa toàn bộ dữ liệu và màn hình sẽ hiện dòng chữ </text:span><text:span text:style-name="T21">Erasing...</text:span><text:span text:style-name="T34"> Sau khi quá trình xóa hoàn tất thì màn hình sẽ hiện </text:span><text:span text:style-name="T21">Erase completed. Please restart</text:span><text:span text:style-name="T34"> và người dùng phải khởi động lại để bắt đầu quá trình cài đặt ban đầu.</text:span></text:p>
        </text:list-item>
      </text:list>
      <text:p text:style-name="P6"/>
      <text:h text:style-name="P50" text:outline-level="1"><text:bookmark-start text:name="__RefHeading___Toc1766_572477371"/>Kết luận<text:bookmark-end text:name="__RefHeading___Toc1766_572477371"/></text:h>
      <text:p text:style-name="Text_20_body"><text:tab/>Sau quá trình thực hiện, sản phẩm hiện đã có đủ các chức năng như dự tính. Tuy nhiên, không thể tránh khỏi những sai sót, sự cố về kĩ thuật. Bằng tất cả nỗ lực của mình, chúng tôi đã cố gắng sửa chữa, khắc phục một cách tốt nhất có thể.</text:p>
      <text:p text:style-name="Text_20_body"><text:span text:style-name="T72"><text:tab/>Vì là phiên bản mô hình, nên mẫu robot vẫn chưa thực sự hoàn chỉnh </text:span><text:span text:style-name="T73">và tồn tại nhiều nhược điểm.</text:span><text:span text:style-name="T72"> Ví dụ như về mặt thẩm mĩ hay khả năng vận tải đồ vật nặng của robot. Đây là những điểm mà chúng tôi – những người làm sản phẩm, cam kết sẽ nghiên cứu, tìm hiểu, thiết kế và cho ra đời phiên bản thực tốt hơn.</text:span></text:p>
      <text:p text:style-name="Text_20_body"><text:tab/>Trong tương lai, chúng tôi rất muốn có thể tiếp tục phát triển, tìm cách ứng dụng mẫu robot này vào thực tế, để có thể giúp cho các doanh nghiệp vừa và nhỏ đỡ bớt một khoản chi phí không đáng có vào việc thuê nhân công, góp phần thúc đẩy sử phát triển của các nhà máy, góp công vào công cuộc cải cách theo hướng hiện đại hóa, công nghiệp hóa đất nước.</text:p>
      <text:h text:style-name="P54" text:outline-level="1"><text:bookmark-start text:name="__RefHeading___Toc1768_572477371"/>Chú thích<text:bookmark-end text:name="__RefHeading___Toc1768_572477371"/></text:h>
      <text:h text:style-name="P46" text:outline-level="2"><text:bookmark-start text:name="__RefHeading___Toc1884_572477371"/>Hình ảnh<text:bookmark-end text:name="__RefHeading___Toc1884_572477371"/></text:h>
      <text:list xml:id="list4759912124111479235" text:style-name="L13">
        <text:list-item>
          <text:p text:style-name="P76"><text:a xlink:type="simple" xlink:href="http://www.oshwa.org/open-source-hardware-logo/" text:style-name="Internet_20_link" text:visited-style-name="Visited_20_Internet_20_Link"><text:span text:style-name="T67">http://www.oshwa.org/open-source-hardware-logo/</text:span></text:a></text:p>
        </text:list-item>
        <text:list-item>
          <text:p text:style-name="P77"><text:a xlink:type="simple" xlink:href="https://commons.wikimedia.org/wiki/File:Arduino_Nano.jpg" text:style-name="Internet_20_link" text:visited-style-name="Visited_20_Internet_20_Link">https://commons.wikimedia.org/wiki/File:Arduino_Nano.jpg</text:a></text:p>
        </text:list-item>
        <text:list-item>
          <text:p text:style-name="P79"><text:a xlink:type="simple" xlink:href="http://www.hotmcu.com/mifare-1356mhz-rc522-rfid-card-reader-module-p-84.html" text:style-name="Internet_20_link" text:visited-style-name="Visited_20_Internet_20_Link">http://www.hotmcu.com/mifare-1356mhz-rc522-rfid-card-reader-module-p-84.html</text:a></text:p>
        </text:list-item>
        <text:list-item>
          <text:p text:style-name="P79"><text:a xlink:type="simple" xlink:href="http://yourduino.com/sunshop2/index.php?l=product_detail&amp;p=295" text:style-name="Internet_20_link" text:visited-style-name="Visited_20_Internet_20_Link">http://yourduino.com/sunshop2/index.php?l=product_detail&amp;p=295</text:a></text:p>
        </text:list-item>
      </text:list>
      <text:h text:style-name="Heading_20_2" text:outline-level="2"><text:bookmark-start text:name="__RefHeading___Toc1059_1825114599"/>Tài liệu sử dụng<text:bookmark-end text:name="__RefHeading___Toc1059_1825114599"/></text:h>
      <text:list xml:id="list8670818578476206603" text:style-name="L14">
        <text:list-item>
          <text:p text:style-name="P81"><text:a xlink:type="simple" xlink:href="http://www.righto.com/2009/08/multi-protocol-infrared-remote-library.html" text:style-name="Internet_20_link" text:visited-style-name="Visited_20_Internet_20_Link">http://www.righto.com/2009/08/multi-protocol-infrared-remote-library.html</text:a></text:p>
        </text:list-item>
        <text:list-item>
          <text:p text:style-name="P82"><text:a xlink:type="simple" xlink:href="https://www.arduino.cc/en/Main/ArduinoBoardNano" text:style-name="Internet_20_link" text:visited-style-name="Visited_20_Internet_20_Link">https://www.arduino.cc/en/Main/ArduinoBoardNano</text:a></text:p>
        </text:list-item>
        <text:list-item>
          <text:p text:style-name="P82"><text:a xlink:type="simple" xlink:href="https://code.google.com/p/digitalwritefast/" text:style-name="Internet_20_link" text:visited-style-name="Visited_20_Internet_20_Link">https://code.google.com/p/digitalwritefast/</text:a></text:p>
        </text:list-item>
        <text:list-item>
          <text:p text:style-name="P83"><text:a xlink:type="simple" xlink:href="http://arduino-info.wikispaces.com/Robot+7-wayMultiTrackingSensor" text:style-name="Internet_20_link" text:visited-style-name="Visited_20_Internet_20_Link">http://arduino-info.wikispaces.com/Robot+7-wayMultiTrackingSensor</text:a></text:p>
        </text:list-item>
        <text:list-item>
          <text:p text:style-name="P84"><text:a xlink:type="simple" xlink:href="http://eletroarduino.wordpress.com/2013/07/12/ir-receiver-module/" text:style-name="Internet_20_link" text:visited-style-name="Visited_20_Internet_20_Link">http://eletroarduino.wordpress.com/2013/07/12/ir-receiver-module/</text:a></text:p>
        </text:list-item>
        <text:list-item>
          <text:p text:style-name="P84"><text:a xlink:type="simple" xlink:href="http://www.robot-electronics.co.uk/htm/srf05tech.htm" text:style-name="Internet_20_link" text:visited-style-name="Visited_20_Internet_20_Link">http://www.robot-electronics.co.uk/htm/srf05tech.htm</text:a></text:p>
        </text:list-item>
        <text:list-item>
          <text:p text:style-name="P85"><text:a xlink:type="simple" xlink:href="https://github.com/miguelbalboa/rfid" text:style-name="Internet_20_link" text:visited-style-name="Visited_20_Internet_20_Link">https://github.com/miguelbalboa/rfid</text:a></text:p>
        </text:list-item>
        <text:list-item>
          <text:p text:style-name="P85"><text:a xlink:type="simple" xlink:href="http://playground.arduino.cc/Learning/MFRC522" text:style-name="Internet_20_link" text:visited-style-name="Visited_20_Internet_20_Link">http://playground.arduino.cc/Learning/MFRC522</text:a></text:p>
        </text:list-item>
        <text:list-item>
          <text:p text:style-name="P85"><text:a xlink:type="simple" xlink:href="https://www.arduino.cc/en/Reference/Wire" text:style-name="Internet_20_link" text:visited-style-name="Visited_20_Internet_20_Link">https://www.arduino.cc/en/Reference/Wire</text:a></text:p>
        </text:list-item>
        <text:list-item>
          <text:p text:style-name="P86"><text:a xlink:type="simple" xlink:href="https://en.wikipedia.org/wiki/Telephone_keypad" text:style-name="Internet_20_link" text:visited-style-name="Visited_20_Internet_20_Link">https://en.wikipedia.org/wiki/Telephone_keypad</text:a></text:p>
        </text:list-item>
      </text:list>
      <text:h text:style-name="P51" text:outline-level="1"><text:bookmark-start text:name="__RefHeading___Toc1061_1825114599"/><text:span text:style-name="T74">Phụ lục 1</text:span><text:span text:style-name="T76">: Các linh kiện sử dụng</text:span><text:bookmark-end text:name="__RefHeading___Toc1061_1825114599"/></text:h>
      <text:list xml:id="list37003277472933016" text:style-name="L15">
        <text:list-item>
          <text:p text:style-name="P78">Mạch điều khiển chính Arduino Nano</text:p>
        </text:list-item>
      </text:list>
      <text:p text:style-name="P21"><draw:frame draw:style-name="fr2" draw:name="Image2" text:anchor-type="paragraph" svg:x="4.912cm" svg:y="0.563cm" svg:width="8.567cm" svg:height="3.979cm" draw:z-index="1"><draw:image xlink:href="Pictures/10000000000003570000018D1464482D18CA58D4.jpg" xlink:type="simple" xlink:show="embed" xlink:actuate="onLoad"/></draw:frame></text:p>
      <text:list xml:id="list183536268316554" text:continue-numbering="true" text:style-name="L15">
        <text:list-item>
          <text:p text:style-name="P78">Mạch điều khiển motor:</text:p>
        </text:list-item>
      </text:list>
      <text:p text:style-name="P21"><draw:frame draw:style-name="fr3" draw:name="Image4" text:anchor-type="paragraph" svg:width="6.59cm" svg:height="4.957cm" draw:z-index="2"><draw:image xlink:href="Pictures/1000000000000112000000CE286E216D34E87DF1.png" xlink:type="simple" xlink:show="embed" xlink:actuate="onLoad"/></draw:frame></text:p>
      <text:list xml:id="list183535758731672" text:continue-numbering="true" text:style-name="L15">
        <text:list-item>
          <text:p text:style-name="P78"><draw:frame draw:style-name="fr1" draw:name="Image3" text:anchor-type="paragraph" svg:x="4.009cm" svg:y="0.732cm" svg:width="10.546cm" svg:height="4.535cm" draw:z-index="3"><draw:image xlink:href="Pictures/1000000000000245000000FA1871AC320CC91F00.jpg" xlink:type="simple" xlink:show="embed" xlink:actuate="onLoad"/></draw:frame>Module dò line hồng ngoại:</text:p>
        </text:list-item>
      </text:list>
      <text:p text:style-name="P21"/>
      <text:p text:style-name="P21"/>
      <text:p text:style-name="P21"/>
      <text:p text:style-name="P21"/>
      <text:p text:style-name="P21"/>
      <text:p text:style-name="P21"/>
      <text:list xml:id="list183535104984630" text:continue-numbering="true" text:style-name="L15">
        <text:list-item>
          <text:p text:style-name="P80">Module RFID MFRC522:</text:p>
        </text:list-item>
      </text:list>
      <text:p text:style-name="P22"><draw:frame draw:style-name="fr1" draw:name="Image5" text:anchor-type="paragraph" svg:x="6.101cm" svg:y="0.31cm" svg:width="6.232cm" svg:height="4.673cm" draw:z-index="4"><draw:image xlink:href="Pictures/1000000000000126000000DC8411F634F2E7C6CA.jpg" xlink:type="simple" xlink:show="embed" xlink:actuate="onLoad"/></draw:frame></text:p>
      <text:p text:style-name="P22"/>
      <text:p text:style-name="P22"/>
      <text:p text:style-name="P22"/>
      <text:p text:style-name="P22"/>
      <text:p text:style-name="P22"/>
      <text:p text:style-name="P22"/>
      <text:list xml:id="list183536145784776" text:continue-numbering="true" text:style-name="L15">
        <text:list-item>
          <text:p text:style-name="P87"><text:soft-page-break/>Module siêu âm HY-SRF05:</text:p>
        </text:list-item>
      </text:list>
      <text:p text:style-name="P23"><draw:frame draw:style-name="fr4" draw:name="Image6" text:anchor-type="paragraph" svg:x="6.361cm" svg:y="0.423cm" svg:width="5.842cm" svg:height="3.11cm" draw:z-index="5"><draw:image xlink:href="Pictures/10000000000001FA0000017C4435BDC71FAE1AE1.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14</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8T18:35:34.547000000</dc:date>
    <meta:editing-duration>PT22H10M38S</meta:editing-duration>
    <meta:editing-cycles>295</meta:editing-cycles>
    <meta:generator>LibreOffice/5.0.3.2$Windows_x86 LibreOffice_project/e5f16313668ac592c1bfb310f4390624e3dbfb75</meta:generator>
    <meta:document-statistic meta:table-count="1" meta:image-count="6" meta:object-count="0" meta:page-count="14" meta:paragraph-count="163" meta:word-count="2841" meta:character-count="13443" meta:non-whitespace-character-count="10827"/>
  </office:meta>
</office:document-meta>
</file>